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808080" draw:fill="solid" draw:fill-color="#ffdbb6" draw:textarea-horizontal-align="justify" draw:textarea-vertical-align="middle" draw:auto-grow-height="false" fo:min-height="1cm" fo:min-width="2.5cm"/>
      <style:paragraph-properties style:writing-mode="lr-tb"/>
    </style:style>
    <style:style style:name="gr2" style:family="graphic" style:parent-style-name="objectwithoutfill">
      <style:graphic-properties draw:stroke="none" draw:stroke-dash="Dash" draw:fill="none" draw:textarea-vertical-align="middle"/>
      <style:paragraph-properties style:writing-mode="lr-tb"/>
    </style:style>
    <style:style style:name="gr3" style:family="graphic" style:parent-style-name="standard">
      <style:graphic-properties svg:stroke-color="#808080" draw:fill="solid" draw:fill-color="#ffdbb6" draw:textarea-horizontal-align="justify" draw:textarea-vertical-align="middle" draw:auto-grow-height="false" fo:min-height="1cm" fo:min-width="3.25cm"/>
      <style:paragraph-properties style:writing-mode="lr-tb"/>
    </style:style>
    <style:style style:name="gr4" style:family="graphic" style:parent-style-name="standard">
      <style:graphic-properties svg:stroke-color="#808080" draw:fill="solid" draw:fill-color="#ffdbb6" draw:textarea-horizontal-align="justify" draw:textarea-vertical-align="middle" draw:auto-grow-height="false" fo:min-height="1cm" fo:min-width="5cm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min-height="0.5cm" fo:min-width="3cm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1.25cm" fo:min-width="3cm"/>
      <style:paragraph-properties style:writing-mode="lr-tb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3cm" fo:min-width="3cm"/>
      <style:paragraph-properties style:writing-mode="lr-tb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0.5cm" fo:min-width="3.75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1cm" fo:min-width="3.75cm"/>
      <style:paragraph-properties style:writing-mode="lr-tb"/>
    </style:style>
    <style:style style:name="gr14" style:family="graphic" style:parent-style-name="standard">
      <style:graphic-properties draw:fill="solid" draw:fill-color="#b4c7dc" draw:textarea-horizontal-align="justify" draw:textarea-vertical-align="middle" draw:auto-grow-height="false" fo:min-height="0.5cm" fo:min-width="2.436cm"/>
      <style:paragraph-properties style:writing-mode="lr-tb"/>
    </style:style>
    <style:style style:name="gr15" style:family="graphic" style:parent-style-name="standard">
      <style:graphic-properties draw:fill="solid" draw:fill-color="#b4c7dc" draw:textarea-horizontal-align="justify" draw:textarea-vertical-align="middle" draw:auto-grow-height="false" fo:min-height="2.25cm" fo:min-width="2.436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  <style:paragraph-properties style:writing-mode="lr-tb"/>
    </style:style>
    <style:style style:name="gr17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22" style:family="graphic" style:parent-style-name="standard">
      <style:graphic-properties draw:fill="solid" draw:fill-color="#b4c7dc" draw:textarea-horizontal-align="justify" draw:textarea-vertical-align="middle" draw:auto-grow-height="false" fo:min-height="0.5cm" fo:min-width="3.752cm"/>
      <style:paragraph-properties style:writing-mode="lr-tb"/>
    </style:style>
    <style:style style:name="gr23" style:family="graphic" style:parent-style-name="standard">
      <style:graphic-properties draw:fill="solid" draw:fill-color="#b4c7dc" draw:textarea-horizontal-align="justify" draw:textarea-vertical-align="middle" draw:auto-grow-height="false" fo:min-height="2cm" fo:min-width="3.752cm"/>
      <style:paragraph-properties style:writing-mode="lr-tb"/>
    </style:style>
    <style:style style:name="gr24" style:family="graphic" style:parent-style-name="standard">
      <style:graphic-properties draw:fill="solid" draw:fill-color="#b4c7dc" draw:textarea-horizontal-align="justify" draw:textarea-vertical-align="middle" draw:auto-grow-height="false" fo:min-height="0.5cm" fo:min-width="4.25cm"/>
      <style:paragraph-properties style:writing-mode="lr-tb"/>
    </style:style>
    <style:style style:name="gr25" style:family="graphic" style:parent-style-name="standard">
      <style:graphic-properties draw:fill="solid" draw:fill-color="#b4c7dc" draw:textarea-horizontal-align="justify" draw:textarea-vertical-align="middle" draw:auto-grow-height="false" fo:min-height="3.75cm" fo:min-width="4.25cm"/>
      <style:paragraph-properties style:writing-mode="lr-tb"/>
    </style:style>
    <style:style style:name="gr2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cm" fo:min-width="3.75cm"/>
      <style:paragraph-properties style:writing-mode="lr-tb"/>
    </style:style>
    <style:style style:name="gr27" style:family="graphic" style:parent-style-name="standard">
      <style:graphic-properties draw:fill="solid" draw:fill-color="#b4c7dc" draw:textarea-horizontal-align="justify" draw:textarea-vertical-align="middle" draw:auto-grow-height="false" fo:min-height="0.5cm" fo:min-width="3.886cm"/>
      <style:paragraph-properties style:writing-mode="lr-tb"/>
    </style:style>
    <style:style style:name="gr2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75cm" fo:min-width="3.886cm"/>
      <style:paragraph-properties style:writing-mode="lr-tb"/>
    </style:style>
    <style:style style:name="gr29" style:family="graphic" style:parent-style-name="standard">
      <style:graphic-properties draw:fill="solid" draw:fill-color="#b4c7dc" draw:textarea-horizontal-align="justify" draw:textarea-vertical-align="middle" draw:auto-grow-height="false" fo:min-height="0.5cm" fo:min-width="3.881cm"/>
      <style:paragraph-properties style:writing-mode="lr-tb"/>
    </style:style>
    <style:style style:name="gr3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cm" fo:min-width="3.881cm"/>
      <style:paragraph-properties style:writing-mode="lr-tb"/>
    </style:style>
    <style:style style:name="gr3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3.25cm" fo:min-width="3.75cm"/>
      <style:paragraph-properties style:writing-mode="lr-tb"/>
    </style:style>
    <style:style style:name="gr3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cm" fo:min-width="3.75cm"/>
      <style:paragraph-properties style:writing-mode="lr-tb"/>
    </style:style>
    <style:style style:name="gr3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3.75cm" fo:min-width="3.881cm"/>
      <style:paragraph-properties style:writing-mode="lr-tb"/>
    </style:style>
    <style:style style:name="gr3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cm" fo:min-width="3.886cm"/>
      <style:paragraph-properties style:writing-mode="lr-tb"/>
    </style:style>
    <style:style style:name="gr3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3.75cm" fo:min-width="4.25cm"/>
      <style:paragraph-properties style:writing-mode="lr-tb"/>
    </style:style>
    <style:style style:name="gr36" style:family="graphic" style:parent-style-name="standard">
      <style:graphic-properties draw:stroke="none" draw:fill="none" fo:min-height="0.434cm"/>
      <style:paragraph-properties style:writing-mode="lr-tb"/>
    </style:style>
    <style:style style:name="gr37" style:family="graphic" style:parent-style-name="standard">
      <style:graphic-properties svg:stroke-color="#999999" draw:fill-color="#dddddd" draw:textarea-horizontal-align="justify" draw:textarea-vertical-align="middle" draw:auto-grow-height="false" fo:min-height="0.5cm" fo:min-width="18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bb6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background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background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3pt" style:font-size-asian="16pt" style:font-size-complex="16pt"/>
    </style:style>
    <style:style style:name="P7" style:family="paragraph">
      <loext:graphic-properties draw:fill="solid" draw:fill-color="#b4c7dc"/>
      <style:paragraph-properties fo:text-align="center"/>
      <style:text-properties fo:font-size="13pt" style:font-size-asian="16pt" style:font-size-complex="16pt"/>
    </style:style>
    <style:style style:name="P8" style:family="paragraph">
      <style:paragraph-properties fo:text-align="start"/>
      <style:text-properties fo:font-size="11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4pt" style:font-size-complex="14pt"/>
    </style:style>
    <style:style style:name="P10" style:family="paragraph">
      <loext:graphic-properties draw:fill="solid" draw:fill-color="#b4c7dc"/>
      <style:paragraph-properties fo:text-align="start"/>
      <style:text-properties fo:font-size="11pt" style:font-size-asian="14pt" style:font-size-complex="14pt"/>
    </style:style>
    <style:style style:name="P11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/>
      <style:text-properties fo:font-size="11pt" style:font-size-asian="14pt" style:font-size-complex="14pt"/>
    </style:style>
    <style:style style:name="P12" style:family="paragraph">
      <loext:graphic-properties draw:fill="none"/>
    </style:style>
    <style:style style:name="P13" style:family="paragraph">
      <loext:graphic-properties draw:fill-color="#dddddd"/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1.25cm" svg:x="5.5cm" svg:y="4.25cm">
          <text:p text:style-name="P1">users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.5cm" svg:y1="1.5cm" svg:x2="19.75cm" svg:y2="1.5cm">
          <text:p text:style-name="P3"><text:span text:style-name="T1"><text:s/></text:span><text:span text:style-name="T1">ER-models for twitter-like social network </text:span></text:p>
        </draw:line>
        <draw:custom-shape draw:style-name="gr1" draw:text-style-name="P2" xml:id="id4" draw:id="id4" draw:layer="layout" svg:width="3cm" svg:height="1.25cm" svg:x="14.25cm" svg:y="4.25cm">
          <text:p text:style-name="P1">posts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cm" svg:height="1.25cm" svg:x="14.25cm" svg:y="7.5cm">
          <text:p text:style-name="P1">likes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75cm" svg:height="1.25cm" svg:x="2.75cm" svg:y="7.5cm">
          <text:p text:style-name="P1">user info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5.5cm" svg:height="1.25cm" svg:x="7.25cm" svg:y="7.5cm">
          <text:p text:style-name="P1">user subscription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cm" svg:y1="5.5cm" svg:x2="4.625cm" svg:y2="7.5cm" draw:start-shape="id1" draw:start-glue-point="2" draw:end-shape="id2" draw:end-glue-point="0" svg:d="M7000 5500v1000h-2375v1000" svg:viewBox="0 0 2376 2001">
          <text:p/>
        </draw:connector>
        <draw:connector draw:style-name="gr6" draw:text-style-name="P5" draw:layer="layout" svg:x1="7cm" svg:y1="5.5cm" svg:x2="10cm" svg:y2="7.5cm" draw:start-shape="id1" draw:start-glue-point="2" draw:end-shape="id3" draw:end-glue-point="0" svg:d="M7000 5500v1000h3000v1000" svg:viewBox="0 0 3001 2001">
          <text:p/>
        </draw:connector>
        <draw:connector draw:style-name="gr7" draw:text-style-name="P5" draw:layer="layout" svg:x1="8.5cm" svg:y1="4.875cm" svg:x2="14.25cm" svg:y2="4.875cm" draw:start-shape="id1" draw:start-glue-point="1" draw:end-shape="id4" draw:end-glue-point="3" svg:d="M8500 4875h5750" svg:viewBox="0 0 5751 1">
          <text:p/>
        </draw:connector>
        <draw:connector draw:style-name="gr8" draw:text-style-name="P5" draw:layer="layout" svg:x1="15.75cm" svg:y1="5.5cm" svg:x2="15.75cm" svg:y2="7.5cm" draw:start-shape="id4" draw:start-glue-point="2" draw:end-shape="id5" draw:end-glue-point="0" svg:d="M15750 5500v2000" svg:viewBox="0 0 1 2001">
          <text:p/>
        </draw:connector>
        <draw:custom-shape draw:style-name="gr9" draw:text-style-name="P7" draw:layer="layout" svg:width="3.5cm" svg:height="0.75cm" svg:x="8.5cm" svg:y="13.25cm">
          <text:p text:style-name="P6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3.5cm" svg:height="1.5cm" svg:x="8.5cm" svg:y="14cm">
          <text:p text:style-name="P8"><text:span text:style-name="T3">id: long</text:span></text:p>
          <text:p text:style-name="P9"><text:span text:style-name="T3">login: string</text:span></text:p>
          <text:p text:style-name="P8"><text:span text:style-name="T4">active: boo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5cm" svg:height="0.75cm" svg:x="2cm" svg:y="16.5cm">
          <text:p text:style-name="P6"><text:span text:style-name="T2">user info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3.5cm" svg:height="3.25cm" svg:x="2cm" svg:y="17.25cm">
          <text:p text:style-name="P8"><text:span text:style-name="T3">user_id: long</text:span></text:p>
          <text:p text:style-name="P9"><text:span text:style-name="T3">email: string</text:span></text:p>
          <text:p text:style-name="P9"><text:span text:style-name="T3">name: string</text:span></text:p>
          <text:p text:style-name="P9"><text:span text:style-name="T3">surname: string</text:span></text:p>
          <text:p text:style-name="P9"><text:span text:style-name="T3">phone: string</text:span></text:p>
          <text:p text:style-name="P9"><text:span text:style-name="T3">sity: string</text:span></text:p>
          <text:p text:style-name="P9"><text:span text:style-name="T4">birthday: d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5cm" svg:height="0.75cm" svg:x="2cm" svg:y="13.25cm">
          <text:p text:style-name="P6"><text:span text:style-name="T2">user subscrip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4.25cm" svg:height="1.25cm" svg:x="2cm" svg:y="14cm">
          <text:p text:style-name="P8"><text:span text:style-name="T3">user_id: long</text:span></text:p>
          <text:p text:style-name="P9"><text:span text:style-name="T5">sub_user_id: long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936cm" svg:height="0.75cm" svg:x="14.314cm" svg:y="13.25cm">
          <text:p text:style-name="P6"><text:span text:style-name="T2">pos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9" draw:id="id9" draw:layer="layout" svg:width="2.936cm" svg:height="2.5cm" svg:x="14.314cm" svg:y="14cm">
          <text:p text:style-name="P8"><text:span text:style-name="T5">id: long</text:span></text:p>
          <text:p text:style-name="P8"><text:span text:style-name="T5">user_id: long</text:span></text:p>
          <text:p text:style-name="P9"><text:span text:style-name="T5">date: date</text:span></text:p>
          <text:p text:style-name="P9"><text:span text:style-name="T5">topic: string</text:span></text:p>
          <text:p text:style-name="P9"><text:span text:style-name="T5">text: str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7" draw:id="id7" draw:layer="layout" svg:width="4.25cm" svg:height="0.75cm" svg:x="13.7cm" svg:y="18.25cm">
          <text:p text:style-name="P6"><text:span text:style-name="T2">lik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25cm" svg:height="1.25cm" svg:x="13.7cm" svg:y="19cm">
          <text:p text:style-name="P8"><text:span text:style-name="T5">post_id: long</text:span></text:p>
          <text:p text:style-name="P8"><text:span text:style-name="T5">user_id: long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cm" svg:height="0.5cm" svg:x="8.6cm" svg:y="15.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cm" svg:height="0.5cm" svg:x="5.75cm" svg:y="17.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cm" svg:height="0.5cm" svg:x="7.75cm" svg:y="1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cm" svg:height="0.5cm" svg:x="6.5cm" svg:y="13.7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cm" svg:height="0.5cm" svg:x="11.25cm" svg:y="15.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cm" svg:height="0.5cm" svg:x="13.25cm" svg:y="17.4cm">
          <text:p text:style-name="P1">0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5" draw:layer="layout" svg:width="0.5cm" svg:height="0.5cm" svg:x="12.25cm" svg:y="1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0.345cm" svg:height="0.5cm" svg:x="13.9cm" svg:y="14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cm" svg:height="0.5cm" svg:x="16.05cm" svg:y="16.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cm" svg:height="0.5cm" svg:x="16.1cm" svg:y="17.6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draw:type="line" svg:x1="10.25cm" svg:y1="15.5cm" svg:x2="13.7cm" svg:y2="18.625cm" draw:start-shape="id6" draw:start-glue-point="2" draw:end-shape="id7" svg:d="M10250 15500l3450 3125" svg:viewBox="0 0 3451 3126">
          <text:p/>
        </draw:connector>
        <draw:connector draw:style-name="gr18" draw:text-style-name="P5" draw:layer="layout" draw:type="line" svg:x1="10.25cm" svg:y1="15.5cm" svg:x2="5.5cm" svg:y2="18.875cm" draw:start-shape="id6" draw:start-glue-point="2" draw:end-shape="id8" draw:end-glue-point="1" svg:d="M10250 15500l-4750 3375" svg:viewBox="0 0 4751 3376">
          <text:p/>
        </draw:connector>
        <draw:connector draw:style-name="gr19" draw:text-style-name="P5" draw:layer="layout" draw:type="line" svg:x1="15.782cm" svg:y1="16.5cm" svg:x2="15.825cm" svg:y2="18.25cm" draw:start-shape="id9" draw:start-glue-point="2" draw:end-shape="id7" draw:end-glue-point="0" svg:d="M15782 16500l43 1750" svg:viewBox="0 0 44 1751">
          <text:p/>
        </draw:connector>
        <draw:connector draw:style-name="gr20" draw:text-style-name="P5" draw:layer="layout" draw:type="line" svg:x1="12cm" svg:y1="14.75cm" svg:x2="14.314cm" svg:y2="15.25cm" draw:start-shape="id6" draw:start-glue-point="1" draw:end-shape="id9" draw:end-glue-point="3" svg:d="M12000 14750l2314 500" svg:viewBox="0 0 2315 501">
          <text:p/>
        </draw:connector>
        <draw:connector draw:style-name="gr21" draw:text-style-name="P5" draw:layer="layout" draw:type="line" svg:x1="8.5cm" svg:y1="14.75cm" svg:x2="6.25cm" svg:y2="14.625cm" draw:start-shape="id6" draw:start-glue-point="3" draw:end-shape="id10" draw:end-glue-point="1" svg:d="M8500 14750l-2250-125" svg:viewBox="0 0 2251 126">
          <text:p/>
        </draw:connector>
        <draw:custom-shape draw:style-name="gr22" draw:text-style-name="P7" draw:layer="layout" svg:width="4.252cm" svg:height="0.75cm" svg:x="8.5cm" svg:y="25.75cm">
          <text:p text:style-name="P6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5" draw:id="id15" draw:layer="layout" svg:width="4.252cm" svg:height="2.25cm" svg:x="8.5cm" svg:y="26.5cm">
          <text:p text:style-name="P8"><text:span text:style-name="T6">columns</text:span></text:p>
          <text:p text:style-name="P9"><text:span text:style-name="T5">id: bigserial, </text:span><text:span text:style-name="T6">PK</text:span></text:p>
          <text:p text:style-name="P9"><text:span text:style-name="T3">login: varchar(100)</text:span></text:p>
          <text:p text:style-name="P8"><text:span text:style-name="T4">active: bool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5cm" svg:height="0.75cm" svg:x="0.25cm" svg:y="32.25cm">
          <text:p text:style-name="P6"><text:span text:style-name="T2">user info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xml:id="id13" draw:id="id13" draw:layer="layout" svg:width="4.75cm" svg:height="4cm" svg:x="0.25cm" svg:y="33cm">
          <text:p text:style-name="P8"><text:span text:style-name="T6">columns</text:span></text:p>
          <text:p text:style-name="P9"><text:span text:style-name="T5">user_id: bigserial, </text:span><text:span text:style-name="T6">PK</text:span></text:p>
          <text:p text:style-name="P9"><text:span text:style-name="T5">email: varchar(100)</text:span></text:p>
          <text:p text:style-name="P9"><text:span text:style-name="T5">name: varchar(100)</text:span></text:p>
          <text:p text:style-name="P9"><text:span text:style-name="T5">surname: varchar(100)</text:span></text:p>
          <text:p text:style-name="P9"><text:span text:style-name="T5">phone: varchar(100)</text:span></text:p>
          <text:p text:style-name="P9"><text:span text:style-name="T5">sity: varchar(100)</text:span></text:p>
          <text:p text:style-name="P9"><text:span text:style-name="T4">birthday: d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5cm" svg:height="0.75cm" svg:x="0.25cm" svg:y="25.75cm">
          <text:p text:style-name="P6"><text:span text:style-name="T2">user subscrip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7" draw:id="id17" draw:layer="layout" svg:width="4.25cm" svg:height="1.75cm" svg:x="0.25cm" svg:y="26.5cm">
          <text:p text:style-name="P9"><text:span text:style-name="T6">columns</text:span></text:p>
          <text:p text:style-name="P9"><text:span text:style-name="T5">user_id: bigserial</text:span></text:p>
          <text:p text:style-name="P9"><text:span text:style-name="T5">sub_user_id: long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386cm" svg:height="0.75cm" svg:x="16.364cm" svg:y="25.75cm">
          <text:p text:style-name="P6"><text:span text:style-name="T2">posts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6" draw:id="id16" draw:layer="layout" svg:width="4.386cm" svg:height="3cm" svg:x="16.364cm" svg:y="26.5cm">
          <text:p text:style-name="P9"><text:span text:style-name="T6">columns</text:span></text:p>
          <text:p text:style-name="P9"><text:span text:style-name="T5">id: bigserial, </text:span><text:span text:style-name="T6">PK</text:span></text:p>
          <text:p text:style-name="P8"><text:span text:style-name="T5">user_id: bigint</text:span></text:p>
          <text:p text:style-name="P9"><text:span text:style-name="T5">date: date</text:span></text:p>
          <text:p text:style-name="P9"><text:span text:style-name="T5">topic: varchar(100)</text:span></text:p>
          <text:p text:style-name="P9"><text:span text:style-name="T5">text: varchar(10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xml:id="id12" draw:id="id12" draw:layer="layout" svg:width="4.381cm" svg:height="0.75cm" svg:x="13.869cm" svg:y="34.5cm">
          <text:p text:style-name="P6"><text:span text:style-name="T2">likes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381cm" svg:height="1.75cm" svg:x="13.869cm" svg:y="35.25cm">
          <text:p text:style-name="P9"><text:span text:style-name="T6">columns</text:span></text:p>
          <text:p text:style-name="P9"><text:span text:style-name="T5">post_id: bigint</text:span></text:p>
          <text:p text:style-name="P9"><text:span text:style-name="T5">user_id: bigint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line" svg:x1="10.625cm" svg:y1="30cm" svg:x2="13.869cm" svg:y2="34.875cm" draw:start-shape="id11" draw:start-glue-point="2" draw:end-shape="id12" svg:d="M10625 30000l3244 4875" svg:viewBox="0 0 3245 4876">
          <text:p/>
        </draw:connector>
        <draw:connector draw:style-name="gr18" draw:text-style-name="P5" draw:layer="layout" draw:type="line" svg:x1="10.625cm" svg:y1="30cm" svg:x2="5cm" svg:y2="35cm" draw:start-shape="id11" draw:start-glue-point="2" draw:end-shape="id13" draw:end-glue-point="1" svg:d="M10625 30000l-5625 5000" svg:viewBox="0 0 5626 5001">
          <text:p/>
        </draw:connector>
        <draw:connector draw:style-name="gr19" draw:text-style-name="P5" draw:layer="layout" draw:type="line" svg:x1="18.557cm" svg:y1="32.25cm" svg:x2="16.059cm" svg:y2="34.5cm" draw:start-shape="id14" draw:start-glue-point="2" draw:end-shape="id12" draw:end-glue-point="0" svg:d="M18557 32250l-2498 2250" svg:viewBox="0 0 2499 2251">
          <text:p/>
        </draw:connector>
        <draw:connector draw:style-name="gr20" draw:text-style-name="P5" draw:layer="layout" draw:type="line" svg:x1="12.752cm" svg:y1="27.625cm" svg:x2="16.364cm" svg:y2="28cm" draw:start-shape="id15" draw:start-glue-point="1" draw:end-shape="id16" draw:end-glue-point="3" svg:d="M12752 27625l3612 375" svg:viewBox="0 0 3613 376">
          <text:p/>
        </draw:connector>
        <draw:connector draw:style-name="gr21" draw:text-style-name="P5" draw:layer="layout" draw:type="line" svg:x1="8.5cm" svg:y1="27.625cm" svg:x2="4.5cm" svg:y2="27.375cm" draw:start-shape="id15" draw:start-glue-point="3" draw:end-shape="id17" draw:end-glue-point="1" svg:d="M8500 27625l-4000-250" svg:viewBox="0 0 4001 251">
          <text:p/>
        </draw:connector>
        <draw:custom-shape draw:style-name="gr31" draw:text-style-name="P11" draw:layer="layout" svg:width="4.25cm" svg:height="3.5cm" svg:x="0.25cm" svg:y="28.25cm">
          <text:p text:style-name="P9"><text:span text:style-name="T6">PK</text:span></text:p>
          <text:p text:style-name="P9"><text:span text:style-name="T5">pk</text:span><text:span text:style-name="T6">_</text:span><text:span text:style-name="T5">user_id (bigserial)</text:span></text:p>
          <text:p text:style-name="P9"><text:span text:style-name="T5">+</text:span></text:p>
          <text:p text:style-name="P9"><text:span text:style-name="T5">pk</text:span><text:span text:style-name="T6">_</text:span><text:span text:style-name="T5">sub_id (long)</text:span></text:p>
          <text:p text:style-name="P9"><text:span text:style-name="T6"/></text:p>
          <text:p text:style-name="P9"><text:span text:style-name="T6">FK</text:span></text:p>
          <text:p text:style-name="P9"><text:span text:style-name="T5">fk</text:span><text:span text:style-name="T6">_</text:span><text:span text:style-name="T5">user_id (bigserial)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xml:id="id11" draw:id="id11" draw:layer="layout" svg:width="4.25cm" svg:height="1.25cm" svg:x="8.5cm" svg:y="28.75cm">
          <text:p text:style-name="P9"><text:span text:style-name="T6">PK</text:span></text:p>
          <text:p text:style-name="P9"><text:span text:style-name="T5">pk_user_id (bigserial)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4.381cm" svg:height="4cm" svg:x="13.869cm" svg:y="37cm">
          <text:p text:style-name="P9"><text:span text:style-name="T6">PK</text:span></text:p>
          <text:p text:style-name="P9"><text:span text:style-name="T5">pk</text:span><text:span text:style-name="T6">_</text:span><text:span text:style-name="T5">post_id (bigint)</text:span></text:p>
          <text:p text:style-name="P9"><text:span text:style-name="T5">+</text:span></text:p>
          <text:p text:style-name="P9"><text:span text:style-name="T5">pk</text:span><text:span text:style-name="T6">_</text:span><text:span text:style-name="T5">user_id (bigint)</text:span></text:p>
          <text:p text:style-name="P9"><text:span text:style-name="T5"/></text:p>
          <text:p text:style-name="P9"><text:span text:style-name="T6">FK</text:span></text:p>
          <text:p text:style-name="P9"><text:span text:style-name="T5">fk_user_id (bigserial)</text:span></text:p>
          <text:p text:style-name="P9"><text:span text:style-name="T5">fk_post_id (bigserial)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xml:id="id14" draw:id="id14" draw:layer="layout" svg:width="4.386cm" svg:height="2.75cm" svg:x="16.364cm" svg:y="29.5cm">
          <text:p text:style-name="P9"><text:span text:style-name="T6">PK</text:span></text:p>
          <text:p text:style-name="P9"><text:span text:style-name="T5">pk_post_id (bigserial)</text:span></text:p>
          <text:p text:style-name="P9"><text:span text:style-name="T5"/></text:p>
          <text:p text:style-name="P9"><text:span text:style-name="T6">FK</text:span></text:p>
          <text:p text:style-name="P9"><text:span text:style-name="T5">fk_user_id (bigserial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.75cm" svg:height="4cm" svg:x="0.25cm" svg:y="37cm">
          <text:p text:style-name="P9"><text:span text:style-name="T6">PK</text:span></text:p>
          <text:p text:style-name="P9"><text:span text:style-name="T5">pk_user_id (bigserial)</text:span></text:p>
          <text:p text:style-name="P9"><text:span text:style-name="T5"/></text:p>
          <text:p text:style-name="P9"><text:span text:style-name="T6">FK</text:span></text:p>
          <text:p text:style-name="P9"><text:span text:style-name="T5">fk_user_id (bigserial)</text:span></text:p>
          <text:p text:style-name="P9"><text:span text:style-name="T6"/></text:p>
          <text:p text:style-name="P9"><text:span text:style-name="T6">unique</text:span></text:p>
          <text:p text:style-name="P9"><text:span text:style-name="T5">uq_email (varchar)</text:span></text:p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2.403cm" svg:height="0.684cm" svg:x="6.25cm" svg:y="26.75cm">
          <draw:text-box>
            <text:p><text:span text:style-name="T5">pk_user_id</text:span></text:p>
          </draw:text-box>
        </draw:frame>
        <draw:frame draw:style-name="gr36" draw:text-style-name="P12" draw:layer="layout" svg:width="2.297cm" svg:height="0.684cm" svg:x="4.353cm" svg:y="27.5cm">
          <draw:text-box>
            <text:p><text:span text:style-name="T5">fk</text:span><text:span text:style-name="T6">_</text:span><text:span text:style-name="T5">user_id</text:span></text:p>
          </draw:text-box>
        </draw:frame>
        <draw:frame draw:style-name="gr36" draw:text-style-name="P12" draw:layer="layout" svg:width="2.403cm" svg:height="0.684cm" svg:x="7.5cm" svg:y="30cm">
          <draw:text-box>
            <text:p><text:span text:style-name="T5">pk_user_id</text:span></text:p>
          </draw:text-box>
        </draw:frame>
        <draw:frame draw:style-name="gr36" draw:text-style-name="P12" draw:layer="layout" svg:width="2.403cm" svg:height="0.684cm" svg:x="11cm" svg:y="30.066cm">
          <draw:text-box>
            <text:p><text:span text:style-name="T5">pk_user_id</text:span></text:p>
          </draw:text-box>
        </draw:frame>
        <draw:frame draw:style-name="gr36" draw:text-style-name="P12" draw:layer="layout" svg:width="2.403cm" svg:height="0.684cm" svg:x="12.597cm" svg:y="26.816cm">
          <draw:text-box>
            <text:p><text:span text:style-name="T5">pk_user_id</text:span></text:p>
          </draw:text-box>
        </draw:frame>
        <draw:frame draw:style-name="gr36" draw:text-style-name="P12" draw:layer="layout" svg:width="2.297cm" svg:height="0.684cm" svg:x="14.25cm" svg:y="28.066cm">
          <draw:text-box>
            <text:p><text:span text:style-name="T5">fk_user_id</text:span></text:p>
          </draw:text-box>
        </draw:frame>
        <draw:frame draw:style-name="gr36" draw:text-style-name="P12" draw:layer="layout" svg:width="2.297cm" svg:height="0.684cm" svg:x="5cm" svg:y="32.566cm">
          <draw:text-box>
            <text:p><text:span text:style-name="T5">fk_user_id</text:span></text:p>
          </draw:text-box>
        </draw:frame>
        <draw:frame draw:style-name="gr36" draw:text-style-name="P12" draw:layer="layout" svg:width="2.297cm" svg:height="0.684cm" svg:x="11.203cm" svg:y="34.25cm">
          <draw:text-box>
            <text:p><text:span text:style-name="T5">fk_user_id</text:span></text:p>
          </draw:text-box>
        </draw:frame>
        <draw:frame draw:style-name="gr36" draw:text-style-name="P12" draw:layer="layout" svg:width="2.382cm" svg:height="0.684cm" svg:x="18.25cm" svg:y="32.25cm">
          <draw:text-box>
            <text:p><text:span text:style-name="T5">pk_post_id</text:span></text:p>
          </draw:text-box>
        </draw:frame>
        <draw:frame draw:style-name="gr36" draw:text-style-name="P12" draw:layer="layout" svg:width="2.276cm" svg:height="0.684cm" svg:x="16.724cm" svg:y="33.816cm">
          <draw:text-box>
            <text:p><text:span text:style-name="T5">fk_post_id</text:span></text:p>
          </draw:text-box>
        </draw:frame>
        <draw:custom-shape draw:style-name="gr37" draw:text-style-name="P13" draw:layer="layout" svg:width="19cm" svg:height="0.75cm" svg:x="1cm" svg:y="2.5cm">
          <text:p text:style-name="P1">Conceptual data model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9cm" svg:height="0.75cm" svg:x="1cm" svg:y="11.5cm">
          <text:p text:style-name="P1">Logical data model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9cm" svg:height="0.75cm" svg:x="1cm" svg:y="23.75cm">
          <text:p text:style-name="P1">Physical data mod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11:14:29.635582778</meta:creation-date>
    <meta:generator>LibreOffice/7.1.7.2$Linux_X86_64 LibreOffice_project/10$Build-2</meta:generator>
    <dc:date>2022-05-13T13:10:32.392514255</dc:date>
    <meta:editing-duration>PT1H27M39S</meta:editing-duration>
    <meta:editing-cycles>69</meta:editing-cycles>
    <meta:document-statistic meta:object-count="68"/>
  </office:meta>
</office:document-meta>
</file>